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6.9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60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Витяев Евгений Евгеньевич</text:p>
          </table:table-cell>
          <table:table-cell office:value-type="string" calcext:value-type="string">
            <text:p>доктор физико-математических наук,</text:p>
          </table:table-cell>
          <table:table-cell office:value-type="string" calcext:value-type="string">
            <text:p>ведущий научный сотрудник Института математики им. С. Л. Соболева СО</text:p>
            <text:p>РАН, Новосибирск (пр. Акад. Коптюга, 4, 630090, Россия), профессор</text:p>
            <text:p>кафедры дискретной математики и информатики Новосибирского госу-</text:p>
            <text:p>дарственного университета (ул. Пирогова, 1, Новосибирск, 630090, Рос-</text:p>
            <text:p>Сия)</text:p>
          </table:table-cell>
          <table:table-cell office:value-type="string" calcext:value-type="string">
            <text:p>vityaev@math.nsc.ru</text:p>
          </table:table-cell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1">
          <table:table-cell office:value-type="string" calcext:value-type="string">
            <text:p>Гончаров Сергей Савостьянович</text:p>
          </table:table-cell>
          <table:table-cell office:value-type="string" calcext:value-type="string">
            <text:p>доктор физико-математических наук,</text:p>
          </table:table-cell>
          <table:table-cell office:value-type="string" calcext:value-type="string">
            <text:p>академик РАН, директор Института математики им. С. Л. Соболева СО</text:p>
            <text:p>РАН, Новосибирск (пр. Акад. Коптюга, 4, 630090, Новосибирск,</text:p>
            <text:p>Россия), заведующий кафедрой дискретной математики и информатики</text:p>
            <text:p>Новоси-бирского государственного университета (ул. Пирогова, 1,</text:p>
            <text:p>Новосибирск, 630090, Россия)</text:p>
          </table:table-cell>
          <table:table-cell office:value-type="string" calcext:value-type="string">
            <text:p>gonchar@math.nsc.ru</text:p>
          </table:table-cell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2">
          <table:table-cell office:value-type="string" calcext:value-type="string">
            <text:p>Свириденко Дмитрий Иванович</text:p>
          </table:table-cell>
          <table:table-cell office:value-type="string" calcext:value-type="string">
            <text:p>доктор физико-математических наук,</text:p>
          </table:table-cell>
          <table:table-cell office:value-type="string" calcext:value-type="string">
            <text:p>советник директора Института математики им. С. Л. Соболева СО РАН,</text:p>
            <text:p>Новосибирск (пр. Акад. Коптюга, 4, Новосибирск, 630090, Россия), про-</text:p>
            <text:p>фессор кафедры общей информатики Новосибирского государственно-го</text:p>
            <text:p>университета (ул. Пирогова, 1, 630090, Новосибирск, Россия)</text:p>
          </table:table-cell>
          <table:table-cell office:value-type="string" calcext:value-type="string">
            <text:p><text:a xlink:href="mailto:dsviridenko47@gmail.com" xlink:type="simple">dsviridenko47@gmail.com</text:a></text:p>
          </table:table-cell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Ершов Ю. Л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Самохвалов К. Ф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Зюзысов В. М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Нишант Шакла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Рассел Сеюарт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Норвиг Питер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Сибиряков В. Г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Уилл K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Cholle F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Emerick C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Carper B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Grand C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Balduccini M.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Janhunen T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Cussens J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Russo A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Martynovich V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McCarthy J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McGinnis T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Palchunov D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Stepanov P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Yachyaeva G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Hamutskaya A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3">
          <table:table-cell office:value-type="string" calcext:value-type="string">
            <text:p>Dolgusheva E</text:p>
          </table:table-cell>
          <table:table-cell table:number-columns-repeated="3"/>
          <table:table-cell office:value-type="string" calcext:value-type="string">
            <text:p>О задачном подходе в искусственном интеллекте.pdf</text:p>
          </table:table-cell>
        </table:table-row>
        <table:table-row table:style-name="ro4">
          <table:table-cell office:value-type="string" calcext:value-type="string">
            <text:p>Герман Греф</text:p>
          </table:table-cell>
          <table:table-cell office:value-type="string" calcext:value-type="string">
            <text:p>Президент,</text:p>
            <text:p>Председатель Правления Сбера</text:p>
          </table:table-cell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Бурцев М. С.</text:p>
          </table:table-cell>
          <table:table-cell office:value-type="string" calcext:value-type="string">
            <text:p>канд. физ.-мат. наук, МФТИ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Бухвалов О. Л.</text:p>
          </table:table-cell>
          <table:table-cell office:value-type="string" calcext:value-type="string">
            <text:p>канд. техн. наук, Brain Garden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ВедяхинА.А.</text:p>
          </table:table-cell>
          <table:table-cell office:value-type="string" calcext:value-type="string">
            <text:p>канд. экон. наук, первый заместитель председа­</text:p>
            <text:p>теля правления, ПАО Сбербанк.</text:p>
          </table:table-cell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Еременко М.А</text:p>
          </table:table-cell>
          <table:table-cell table:style-name="Default"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Ефимов А. Р.</text:p>
          </table:table-cell>
          <table:table-cell/>
          <table:table-cell office:value-type="string" calcext:value-type="string">
            <text:p>ПАО Сбербанк, НИТУ «МИСиС»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КурпатовА. В.</text:p>
          </table:table-cell>
          <table:table-cell table:number-columns-repeated="2"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Мазин В.А.</text:p>
          </table:table-cell>
          <table:table-cell office:value-type="string" calcext:value-type="string">
            <text:p>канд. физ.-мат. наук, Mind Simulation AGI laЬoratory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Марков С. С.</text:p>
          </table:table-cell>
          <table:table-cell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Молчанов А.А.</text:p>
          </table:table-cell>
          <table:table-cell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Нейросеть RuGPТ-3</text:p>
          </table:table-cell>
          <table:table-cell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Николенко С. И.</text:p>
          </table:table-cell>
          <table:table-cell office:value-type="string" calcext:value-type="string">
            <text:p>канд. физ.-мат. наук, ПОМИ РАН, Neuromation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ОчеретныйА.С.</text:p>
          </table:table-cell>
          <table:table-cell office:value-type="string" calcext:value-type="string">
            <text:p>ПАО Сбербанк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Панов А. И.</text:p>
          </table:table-cell>
          <table:table-cell office:value-type="string" calcext:value-type="string">
            <text:p>канд. физ.-мат. наук, ФИЦ ИУ РАН, МФТИ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ПономаревД. К.</text:p>
          </table:table-cell>
          <table:table-cell office:value-type="string" calcext:value-type="string">
            <text:p>канд. физ.-мат. наук, Институr систем инфор-</text:p>
            <text:p>матики СО РАН, Новосибирский государственный универ­</text:p>
            <text:p>ситет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Потапов А. С.</text:p>
          </table:table-cell>
          <table:table-cell office:value-type="string" calcext:value-type="string">
            <text:p>доцент, к.т.н., SingularityNet.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Салихов Д. Р.</text:p>
          </table:table-cell>
          <table:table-cell table:style-name="Default"/>
          <table:table-cell office:value-type="string" calcext:value-type="string">
            <text:p>ПАО Сбербанк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Сарапулов Г. В.</text:p>
          </table:table-cell>
          <table:table-cell/>
          <table:table-cell office:value-type="string" calcext:value-type="string">
            <text:p>Brain Garden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Свириденко Д. И.</text:p>
          </table:table-cell>
          <table:table-cell office:value-type="string" calcext:value-type="string">
            <text:p>д-р физ.-мат. наук, доцент, профессор, Инсти-</text:p>
            <text:p>тут математики СО РАН</text:p>
          </table:table-cell>
          <table:table-cell table:number-columns-repeated="2"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ЧертокА. В.</text:p>
          </table:table-cell>
          <table:table-cell office:value-type="string" calcext:value-type="string">
            <text:p>канд. физ.-мат. наук, </text:p>
          </table:table-cell>
          <table:table-cell office:value-type="string" calcext:value-type="string">
            <text:p>ПАО Сбербанк.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Шаляпин С. О.</text:p>
          </table:table-cell>
          <table:table-cell/>
          <table:table-cell office:value-type="string" calcext:value-type="string">
            <text:p>Естественный интеллект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4">
          <table:table-cell office:value-type="string" calcext:value-type="string">
            <text:p>Шелехов В. И.</text:p>
          </table:table-cell>
          <table:table-cell office:value-type="string" calcext:value-type="string">
            <text:p>канд. техн. наук, доцент, Институт систем ин­</text:p>
            <text:p>форматики СО РАН</text:p>
          </table:table-cell>
          <table:table-cell office:value-type="string" calcext:value-type="string">
            <text:p>ОССАМ</text:p>
          </table:table-cell>
          <table:table-cell/>
          <table:table-cell office:value-type="string" calcext:value-type="string">
            <text:p>Сильный искусственный интеллект : На подступах к сверх-</text:p>
            <text:p>разуму / Александр Ведяхин [и др.]. - М.: Интеллектуальная</text:p>
            <text:p>Литература, 2021. - 232 с.</text:p>
            <text:p>ISBN 978-5-907394-18-6</text:p>
          </table:table-cell>
        </table:table-row>
        <table:table-row table:style-name="ro5">
          <table:table-cell office:value-type="string" calcext:value-type="string">
            <text:p>FranzА.</text:p>
          </table:table-cell>
          <table:table-cell office:value-type="string" calcext:value-type="string">
            <text:p>PhD</text:p>
          </table:table-cell>
          <table:table-cell table:number-columns-repeated="3"/>
        </table:table-row>
        <table:table-row table:style-name="ro5" table:number-rows-repeated="1048525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0:19:11.563430342</meta:creation-date>
    <dc:date>2023-01-29T22:06:47.972666159</dc:date>
    <meta:editing-duration>P1DT2H46M2S</meta:editing-duration>
    <meta:editing-cycles>2</meta:editing-cycles>
    <meta:generator>LibreOffice/7.3.7.2$Linux_X86_64 LibreOffice_project/30$Build-2</meta:generator>
    <meta:document-statistic meta:table-count="1" meta:cell-count="136" meta:object-count="0"/>
  </office:meta>
</office:document-meta>
</file>